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subtitle">
      <style:graphic-properties draw:fill-color="#ffffff" fo:min-height="9.274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outline1">
      <style:graphic-properties fo:min-height="11.929cm"/>
    </style:style>
    <style:style style:name="P1" style:family="paragraph">
      <style:text-properties fo:font-size="29.3999996185303pt"/>
    </style:style>
    <style:style style:name="T1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Python</text:p>
          </draw:text-box>
        </draw:frame>
        <draw:frame presentation:style-name="pr2" draw:layer="layout" svg:width="25.2cm" svg:height="12.179cm" svg:x="1.4cm" svg:y="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32">
        <draw:frame presentation:style-name="pr4" draw:layer="layout" svg:width="20cm" svg:height="9.274cm" svg:x="1.4cm" svg:y="1.6cm" presentation:class="subtitle">
          <draw:text-box>
            <text:p>https://docs.python.org/3/tutorial/index.html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Programming language</text:p>
              </text:list-item>
              <text:list-item>
                <text:p>Interpreted</text:p>
              </text:list-item>
              <text:list-item>
                <text:p>Very high leve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Featur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High level data types</text:p>
              </text:list-item>
              <text:list-item>
                <text:p>Statement grouping by indentation</text:p>
              </text:list-item>
              <text:list-item>
                <text:p>CamelCase for class names</text:p>
              </text:list-item>
              <text:list-item>
                <text:p>lower_case_with_underscores for function and method nam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Options to ru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Python3.5</text:p>
                <text:list>
                  <text:list-item>
                    <text:p>Opens interactive mode, i.e, enter commands as lines</text:p>
                  </text:list-item>
                </text:list>
              </text:list-item>
              <text:list-item>
                <text:p>Python3.5 -c “commands” [arg]</text:p>
                <text:list>
                  <text:list-item>
                    <text:p>Directly execute commands</text:p>
                  </text:list-item>
                </text:list>
              </text:list-item>
              <text:list-item>
                <text:p>Python3.5 -m moduleName</text:p>
                <text:list>
                  <text:list-item>
                    <text:p>To execute a python module [arg]</text:p>
                  </text:list-item>
                </text:list>
              </text:list-item>
              <text:list-item>
                <text:p>Python3.5 -i scriptName</text:p>
                <text:list>
                  <text:list-item>
                    <text:p>To execute script and then enter interactive mode</text:p>
                  </text:list-item>
                </text:list>
              </text:list-item>
              <text:list-item>
                <text:p>[arg] are command line arguments</text:p>
                <text:list>
                  <text:list-item>
                    <text:p>Stored in argv variable of sys module</text:p>
                    <text:list>
                      <text:list-item>
                        <text:p>Import sys</text:p>
                      </text:list-item>
                      <text:list-item>
                        <text:p>Sys.argv[0] = -/-c/moduleName respectively</text:p>
                        <text:list>
                          <text:list-item>
                            <text:p>The – means std inpu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draw:frame presentation:style-name="pr6" draw:layer="layout" svg:width="20cm" svg:height="2cm" svg:x="1.4cm" svg:y="1.6cm" presentation:class="title" presentation:placeholder="true" presentation:user-transformed="true">
          <draw:text-box/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Change default source code encoding of UTF-8</text:p>
                <text:list>
                  <text:list-item>
                    <text:p># -*- coding: encoding -*-</text:p>
                    <text:list>
                      <text:list-item>
                        <text:p>Must be the 1<text:span text:style-name="T1">st</text:span>/ 2<text:span text:style-name="T1">nd</text:span> line</text:p>
                      </text:list-item>
                    </text:list>
                  </text:list-item>
                </text:list>
              </text:list-item>
              <text:list-item>
                <text:p>Comments</text:p>
                <text:list>
                  <text:list-item>
                    <text:p>Single Line : starting with #</text:p>
                  </text:list-item>
                  <text:list-item>
                    <text:p>“#this is not comment as between single quotes” </text:p>
                  </text:list-item>
                </text:list>
              </text:list-item>
              <text:list-item>
                <text:p>Defining a variable means assigning value to i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ommand Line Argument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mport sys</text:p>
                <text:list>
                  <text:list-item>
                    <text:p>Sys.argv[0] has name of file</text:p>
                  </text:list-item>
                  <text:list-item>
                    <text:p>Sys.argv[1:] has all the ar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Operators</text:p>
          </draw:text-box>
        </draw:frame>
        <draw:frame presentation:style-name="pr7" draw:layer="layout" svg:width="25.2cm" svg:height="15.4cm" svg:x="1.4cm" svg:y="4.2cm" presentation:class="outline" presentation:user-transformed="true">
          <draw:text-box>
            <text:list text:style-name="L2">
              <text:list-item>
                <text:p>+,-,*</text:p>
              </text:list-item>
              <text:list-item>
                <text:p>/ (returns floating point), // (floor division)</text:p>
              </text:list-item>
              <text:list-item>
                <text:p>% (modulo)</text:p>
              </text:list-item>
              <text:list-item>
                <text:p>** (power)</text:p>
              </text:list-item>
              <text:list-item>
                <text:p>= (assignment)</text:p>
                <text:list>
                  <text:list-item>
                    <text:p>Doesn't print anything</text:p>
                  </text:list-item>
                </text:list>
              </text:list-item>
              <text:list-item>
                <text:p>Unary minus has less precedence than **</text:p>
              </text:list-item>
              <text:list-item>
                <text:p>Comparison operators</text:p>
                <text:list>
                  <text:list-item>
                    <text:p>have same precedence but lesser than numerical</text:p>
                  </text:list-item>
                  <text:list-item>
                    <text:p>&lt;, &gt;, &lt;=, &gt;=, ==, !=</text:p>
                  </text:list-item>
                  <text:list-item>
                    <text:p>Is, is not</text:p>
                  </text:list-item>
                  <text:list-item>
                    <text:p>In, not in</text:p>
                  </text:list-item>
                </text:list>
              </text:list-item>
              <text:list-item>
                <text:p>Not</text:p>
              </text:list-item>
              <text:list-item>
                <text:p>Boolean operators : and, or, <text:s/>not</text:p>
                <text:list>
                  <text:list-item>
                    <text:p>Not highest, or lowest</text:p>
                  </text:list-item>
                  <text:list-item>
                    <text:p>Left to right</text:p>
                  </text:list-item>
                  <text:list-item>
                    <text:p>Short circuited as stops evaluation halfway when required</text:p>
                  </text:list-item>
                  <text:list-item>
                    <text:p>If general statement then returns last evaluated value</text:p>
                  </text:list-item>
                </text:list>
              </text:list-item>
              <text:list-item>
                <text:p>The special variable _ </text:p>
                <text:list>
                  <text:list-item>
                    <text:p>Last printed expression is assigned to it</text:p>
                  </text:list-item>
                </text:list>
              </text:list-item>
              <text:list-item>
                <text:p>Python doesn't allow assignments in statement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Data Typ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nt</text:p>
              </text:list-item>
              <text:list-item>
                <text:p>float</text:p>
              </text:list-item>
              <text:list-item>
                <text:p>Decimal</text:p>
              </text:list-item>
              <text:list-item>
                <text:p>Fraction</text:p>
              </text:list-item>
              <text:list-item>
                <text:p>Support for complex numbers</text:p>
                <text:list>
                  <text:list-item>
                    <text:p>J or j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Strings</text:p>
          </draw:text-box>
        </draw:frame>
        <draw:frame presentation:style-name="pr7" draw:layer="layout" svg:width="25.2cm" svg:height="14.6cm" svg:x="1.4cm" svg:y="5cm" presentation:class="outline" presentation:user-transformed="true">
          <draw:text-box>
            <text:list text:style-name="L2">
              <text:list-item>
                <text:p>immutable</text:p>
              </text:list-item>
              <text:list-item>
                <text:p>“string” or 'string'</text:p>
                <text:list>
                  <text:list-item>
                    <text:p>Both same</text:p>
                  </text:list-item>
                  <text:list-item>
                    <text:p>To escape quotes \</text:p>
                  </text:list-item>
                </text:list>
              </text:list-item>
              <text:list-item>
                <text:p>Concatenate with +</text:p>
                <text:list>
                  <text:list-item>
                    <text:p>To concatenate only string literals</text:p>
                    <text:list>
                      <text:list-item>
                        <text:p>'hello' “world”</text:p>
                        <text:list>
                          <text:list-item>
                            <text:p>work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peat with *</text:p>
              </text:list-item>
              <text:list-item>
                <text:p>eg., 2*'hi'+”world”</text:p>
              </text:list-item>
              <text:list-item>
                <text:p>In print()</text:p>
                <text:list>
                  <text:list-item>
                    <text:p>\n -&gt; new line</text:p>
                  </text:list-item>
                  <text:list-item>
                    <text:p>To interpret as raw string ignore escapes</text:p>
                    <text:list>
                      <text:list-item>
                        <text:p>print(r'string')</text:p>
                      </text:list-item>
                    </text:list>
                  </text:list-item>
                </text:list>
              </text:list-item>
              <text:list-item>
                <text:p>For multiline strings</text:p>
                <text:list>
                  <text:list-item>
                    <text:p>“”” multiline[ENTER]string “”” or '''\ multiline[ENTER]string '''</text:p>
                  </text:list-item>
                  <text:list-item>
                    <text:p>First will give: \nmultiline\nstring\n</text:p>
                  </text:list-item>
                  <text:list-item>
                    <text:p>Second will give: multiline\nstring\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List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Mutable</text:p>
              </text:list-item>
              <text:list-item>
                <text:p>S=[1,'a']</text:p>
              </text:list-item>
              <text:list-item>
                <text:p>Can have diffrent types</text:p>
              </text:list-item>
              <text:list-item>
                <text:p>Concatenate with +</text:p>
              </text:list-item>
              <text:list-item>
                <text:p>Indexing gives item</text:p>
              </text:list-item>
              <text:list-item>
                <text:p>Slicing gives new list</text:p>
              </text:list-item>
              <text:list-item>
                <text:p>Append with </text:p>
                <text:list>
                  <text:list-item>
                    <text:p>s.append(newElement)</text:p>
                  </text:list-item>
                </text:list>
              </text:list-item>
              <text:list-item>
                <text:p>Nesting allowed</text:p>
                <text:list>
                  <text:list-item>
                    <text:p>x=[a,n]</text:p>
                  </text:list-item>
                  <text:list-item>
                    <text:p>X[0][1] =&gt; 2<text:span text:style-name="T1">nd</text:span> element of list a</text:p>
                  </text:list-item>
                  <text:list-item>
                    <text:p>X[1] =&gt; list n</text:p>
                  </text:list-item>
                </text:list>
              </text:list-item>
              <text:list-item>
                <text:p>Replacing allowed</text:p>
                <text:list>
                  <text:list-item>
                    <text:p>eg., list[2:5] = [] =&gt; remove these el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List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Functions</text:p>
                <text:list>
                  <text:list-item>
                    <text:p>list.append(x)</text:p>
                    <text:list>
                      <text:list-item>
                        <text:p>Equivalent to a[len(a):] = [x].</text:p>
                      </text:list-item>
                    </text:list>
                  </text:list-item>
                  <text:list-item>
                    <text:p>list.extend(L)</text:p>
                    <text:list>
                      <text:list-item>
                        <text:p>Equivalent to a[len(a):] = L.</text:p>
                      </text:list-item>
                    </text:list>
                  </text:list-item>
                  <text:list-item>
                    <text:p>list.insert(i, x)</text:p>
                    <text:list>
                      <text:list-item>
                        <text:p>Insert before element at ith index</text:p>
                      </text:list-item>
                      <text:list-item>
                        <text:p>a.insert(len(a), x) is equivalent to a.append(x).</text:p>
                      </text:list-item>
                    </text:list>
                  </text:list-item>
                  <text:list-item>
                    <text:p>list.remove(x)</text:p>
                    <text:list>
                      <text:list-item>
                        <text:p>Remove last element</text:p>
                      </text:list-item>
                    </text:list>
                  </text:list-item>
                  <text:list-item>
                    <text:p>list.pop([i])</text:p>
                    <text:list>
                      <text:list-item>
                        <text:p>Removes and returns last element if i not specified</text:p>
                      </text:list-item>
                      <text:list-item>
                        <text:p><text:s/>i is optional</text:p>
                      </text:list-item>
                    </text:list>
                  </text:list-item>
                  <text:list-item>
                    <text:p>list.clear()</text:p>
                    <text:list>
                      <text:list-item>
                        <text:p>Equivalent to del a[:].</text:p>
                      </text:list-item>
                    </text:list>
                  </text:list-item>
                  <text:list-item>
                    <text:p>list.index(x)</text:p>
                  </text:list-item>
                  <text:list-item>
                    <text:p>list.count(x)</text:p>
                    <text:list>
                      <text:list-item>
                        <text:p>no. of occurrences of x</text:p>
                      </text:list-item>
                    </text:list>
                  </text:list-item>
                  <text:list-item>
                    <text:p>list.sort(key=None, reverse=False)</text:p>
                  </text:list-item>
                  <text:list-item>
                    <text:p>list.reverse()</text:p>
                  </text:list-item>
                  <text:list-item>
                    <text:p>list.copy()</text:p>
                  </text:list-item>
                  <text:list-item>
                    <text:p>To create stack</text:p>
                    <text:list>
                      <text:list-item>
                        <text:p>Regular list</text:p>
                        <text:list>
                          <text:list-item>
                            <text:p>List.pop(), list.append()</text:p>
                          </text:list-item>
                        </text:list>
                      </text:list-item>
                    </text:list>
                  </text:list-item>
                  <text:list-item>
                    <text:p>To create queue, use from collections import deque</text:p>
                    <text:list>
                      <text:list-item>
                        <text:p>eg., queue = deque(["Eric", "John", "Michael"])</text:p>
                        <text:list>
                          <text:list-item>
                            <text:p>Queue.append() and queue.popleft(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List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List Comprehensions</text:p>
                <text:list>
                  <text:list-item>
                    <text:p>Concise way to create new list by operating on each element of a list</text:p>
                  </text:list-item>
                  <text:list-item>
                    <text:p>eg.,</text:p>
                    <text:list>
                      <text:list-item>
                        <text:p>squares = list(map(lambda x: x**2, range(10)))</text:p>
                        <text:list>
                          <text:list-item>
                            <text:p>squares = [x**2 for x in range(10)] =&gt; comprehension</text:p>
                          </text:list-item>
                        </text:list>
                      </text:list-item>
                      <text:list-item>
                        <text:p>https://docs.python.org/3/tutorial/datastructures.htm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Indexing and Slicing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ndexing</text:p>
                <text:list>
                  <text:list-item>
                    <text:p>0,1,... starts from first</text:p>
                  </text:list-item>
                  <text:list-item>
                    <text:p>-1,-2,... starts from last</text:p>
                  </text:list-item>
                  <text:list-item>
                    <text:p>Gives out of range error</text:p>
                  </text:list-item>
                </text:list>
              </text:list-item>
              <text:list-item>
                <text:p>Slicing</text:p>
                <text:list>
                  <text:list-item>
                    <text:p>Word[2:5] =&gt; [2,5)</text:p>
                  </text:list-item>
                  <text:list-item>
                    <text:p>Word[:2] =&gt; [0,2)</text:p>
                  </text:list-item>
                  <text:list-item>
                    <text:p>Word[2:] =&gt; [2,length)</text:p>
                  </text:list-item>
                  <text:list-item>
                    <text:p>Word[-2:] =&gt; [-2,0)</text:p>
                  </text:list-item>
                  <text:list-item>
                    <text:p>Word[:3] + word[3:] =&gt; gives entire word</text:p>
                  </text:list-item>
                  <text:list-item>
                    <text:p>Word[:] =&gt; gives entire word</text:p>
                  </text:list-item>
                  <text:list-item>
                    <text:p>Doesn't give out of range err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Tupl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Homogeneous elements</text:p>
              </text:list-item>
              <text:list-item>
                <text:p>Enclosed in ()</text:p>
                <text:list>
                  <text:list-item>
                    <text:p>List []</text:p>
                  </text:list-item>
                </text:list>
              </text:list-item>
              <text:list-item>
                <text:p>Separated by comma</text:p>
              </text:list-item>
              <text:list-item>
                <text:p>Immutable</text:p>
                <text:list>
                  <text:list-item>
                    <text:p>But can be created from mutable objects</text:p>
                  </text:list-item>
                  <text:list-item>
                    <text:p>Lists are mutable</text:p>
                  </text:list-item>
                </text:list>
              </text:list-item>
              <text:list-item>
                <text:p>Elements can be referenced through indexing or unpacking</text:p>
                <text:list>
                  <text:list-item>
                    <text:p>In lists, its via iterating</text:p>
                  </text:list-item>
                </text:list>
              </text:list-item>
              <text:list-item>
                <text:p>Empty tuple : t = ()</text:p>
              </text:list-item>
              <text:list-item>
                <text:p>Singleton : t = 1,</text:p>
                <text:list>
                  <text:list-item>
                    <text:p>Comma compulsory</text:p>
                  </text:list-item>
                </text:list>
              </text:list-item>
              <text:list-item>
                <text:p>Parentheses not necessary when assigning</text:p>
              </text:list-item>
              <text:list-item>
                <text:p>Multiple assignments = tuple packing + sequence unpacking</text:p>
                <text:list>
                  <text:list-item>
                    <text:p>eg., x,y,z = 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Sets</text:p>
          </draw:text-box>
        </draw:frame>
        <draw:frame presentation:style-name="pr7" draw:layer="layout" svg:width="25.2cm" svg:height="14.2cm" svg:x="1.4cm" svg:y="5cm" presentation:class="outline" presentation:user-transformed="true">
          <draw:text-box>
            <text:list text:style-name="L2">
              <text:list-item>
                <text:p>{'a', 'b', 'c'} OR set('abc')</text:p>
              </text:list-item>
              <text:list-item>
                <text:p>Unordered collection with no duplicate elements</text:p>
              </text:list-item>
              <text:list-item>
                <text:p>Homogeneous</text:p>
              </text:list-item>
              <text:list-item>
                <text:p>Indexing not allowed</text:p>
              </text:list-item>
              <text:list-item>
                <text:p>Empty set</text:p>
                <text:list>
                  <text:list-item>
                    <text:p>Set()</text:p>
                    <text:list>
                      <text:list-item>
                        <text:p>{} for empty dictionary</text:p>
                      </text:list-item>
                    </text:list>
                  </text:list-item>
                </text:list>
              </text:list-item>
              <text:list-item>
                <text:p>Set operations</text:p>
                <text:list>
                  <text:list-item>
                    <text:p>Membership</text:p>
                    <text:list>
                      <text:list-item>
                        <text:p>eg., 'h' in s -&gt; Ture/False</text:p>
                      </text:list-item>
                    </text:list>
                  </text:list-item>
                  <text:list-item>
                    <text:p>Union</text:p>
                    <text:list>
                      <text:list-item>
                        <text:p>A | b</text:p>
                      </text:list-item>
                    </text:list>
                  </text:list-item>
                  <text:list-item>
                    <text:p>Intersection</text:p>
                    <text:list>
                      <text:list-item>
                        <text:p>A &amp; b</text:p>
                      </text:list-item>
                    </text:list>
                  </text:list-item>
                  <text:list-item>
                    <text:p>Difference</text:p>
                    <text:list>
                      <text:list-item>
                        <text:p>A – b</text:p>
                      </text:list-item>
                    </text:list>
                  </text:list-item>
                  <text:list-item>
                    <text:p>Symmetric difference</text:p>
                    <text:list>
                      <text:list-item>
                        <text:p>A ^ b</text:p>
                      </text:list-item>
                    </text:list>
                  </text:list-item>
                </text:list>
              </text:list-item>
              <text:list-item>
                <text:p>Set comprehensions supported</text:p>
                <text:list>
                  <text:list-item>
                    <text:p>eg., a = {x for x in 'abracadabra' if x not in 'abc'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3T1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Loop through sequences :</text:p>
                <text:list>
                  <text:list-item>
                    <text:p>for index, value in enumerate(['tic', 'tac', 'toe']):</text:p>
                    <text:list>
                      <text:list-item>
                        <text:p>print(index,value)</text:p>
                      </text:list-item>
                    </text:list>
                  </text:list-item>
                </text:list>
              </text:list-item>
              <text:list-item>
                <text:p>Loop over &gt;1 sequences :</text:p>
                <text:list>
                  <text:list-item>
                    <text:p>for q, a in zip(questions, answers):</text:p>
                    <text:list>
                      <text:list-item>
                        <text:p>print('What is your {0}? <text:s/>It is {1}.'.format(q, a)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Dictionary</text:p>
          </draw:text-box>
        </draw:frame>
        <draw:frame presentation:style-name="pr7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2">d = {"voltage": "four million", "state": "bleedin' demised", "action": "VOOM"}</text:span></text:p>
              </text:list-item>
              <text:list-item>
                <text:p>Unordered set of key:value pairs</text:p>
              </text:list-item>
              <text:list-item>
                <text:p>Unique keys, if same key then rewrites old</text:p>
              </text:list-item>
              <text:list-item>
                <text:p>Keys can be of any immutable type only</text:p>
                <text:list>
                  <text:list-item>
                    <text:p>A tuple created from mutable type is also not allowed</text:p>
                  </text:list-item>
                </text:list>
              </text:list-item>
              <text:list-item>
                <text:p>Access element using dictname[keyName]<text:tab/></text:p>
              </text:list-item>
              <text:list-item>
                <text:p>To delete : del dictname[keyName]</text:p>
              </text:list-item>
              <text:list-item>
                <text:p>Check key name : keyName in dictName</text:p>
              </text:list-item>
              <text:list-item>
                <text:p>Dict() constructor</text:p>
                <text:list>
                  <text:list-item>
                    <text:p>dict([('sape', 4139), ('guido', 4127), ('jack', 4098)])</text:p>
                  </text:list-item>
                  <text:list-item>
                    <text:p>dict(sape=4139, guido=4127, jack=4098)</text:p>
                  </text:list-item>
                </text:list>
              </text:list-item>
              <text:list-item>
                <text:p>Dict comprehensions</text:p>
                <text:list>
                  <text:list-item>
                    <text:p>eg., {x: x**2 for x in (2, 4, 6)}</text:p>
                  </text:list-item>
                </text:list>
              </text:list-item>
              <text:list-item>
                <text:p>Looping through key value pairs</text:p>
                <text:list>
                  <text:list-item>
                    <text:p>for k, v in knights.items():</text:p>
                  </text:list-item>
                </text:list>
              </text:list-item>
              <text:list-item>
                <text:p>d.keys() returns a dictionary view object, its just a view useful for membership test and iteratio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3T1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equence objects may be compared to other objects with the same sequence type. The comparison uses lexicographical ordering recursively.</text:p>
                <text:list>
                  <text:list-item>
                    <text:p>comparing objects of different types with &lt; or &gt; is legal provided that the objects have appropriate comparison methods.</text:p>
                  </text:list-item>
                  <text:list-item>
                    <text:p>eg., 'ABC' &lt; 'C' &lt; 'Pascal' &lt; 'Python'</text:p>
                  </text:list-item>
                  <text:list-item>
                    <text:p>(1, 2, 3) <text:s text:c="12"/>== (1.0, 2.0, 3.0)</text:p>
                  </text:list-item>
                  <text:list-item>
                    <text:p>(1, 2, ('aa', 'ab')) <text:s text:c="2"/>&lt; (1, 2, ('abc', 'a'), 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Function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round(number,noOfDecimalDigits)</text:p>
              </text:list-item>
              <text:list-item>
                <text:p>print(“message”,variable)</text:p>
                <text:list>
                  <text:list-item>
                    <text:p>By default inserts space between message and variable</text:p>
                  </text:list-item>
                  <text:list-item>
                    <text:p>Ends with newline</text:p>
                    <text:list>
                      <text:list-item>
                        <text:p>To override</text:p>
                        <text:list>
                          <text:list-item>
                            <text:p>print(“message”, end=',')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en(string)</text:p>
              </text:list-item>
              <text:list-item>
                <text:p>X = int(input(“Enter an integer”))</text:p>
              </text:list-item>
              <text:list-item>
                <text:p>Keys = sorted(dictionaryName.keys())</text:p>
                <text:list>
                  <text:list-item>
                    <text:p>Returns iterator as sorted list</text:p>
                  </text:list-item>
                </text:list>
              </text:list-item>
              <text:list-item>
                <text:p>reversed(list)</text:p>
                <text:list>
                  <text:list-item>
                    <text:p>Returns iterator as reversed list</text:p>
                  </text:list-item>
                </text:list>
              </text:list-item>
              <text:list-item>
                <text:p>ListName.sort(key = lambda pair:pair[1]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Function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eparator.join(args)</text:p>
                <text:list>
                  <text:list-item>
                    <text:p>To join the argument list using separator specifies in the separator string</text:p>
                  </text:list-item>
                </text:list>
              </text:list-item>
              <text:list-item>
                <text:p>Methods which modify mutable data structures only return the default None</text:p>
              </text:list-item>
              <text:list-item>
                <text:p>list(zip(*matrix))</text:p>
                <text:list>
                  <text:list-item>
                    <text:p>To create transpose of matrix</text:p>
                  </text:list-item>
                  <text:list-item>
                    <text:p>Zip basically creates a new sequence having corresponding position elements in same row</text:p>
                  </text:list-item>
                </text:list>
              </text:list-item>
              <text:list-item>
                <text:p>Math.isnan(value)</text:p>
                <text:list>
                  <text:list-item>
                    <text:p>Import math</text:p>
                  </text:list-item>
                </text:list>
              </text:list-item>
              <text:list-item>
                <text:p>Vars()</text:p>
                <text:list>
                  <text:list-item>
                    <text:p>Returns dictionary containing all local vari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onstruct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Condition can be expression/any sequence(eg., string,list)</text:p>
                <text:list>
                  <text:list-item>
                    <text:p>Non-zero value or non-zero length is true</text:p>
                  </text:list-item>
                  <text:list-item>
                    <text:p>Zero value or zero length is false</text:p>
                  </text:list-item>
                  <text:list-item>
                    <text:p>Keyword in</text:p>
                    <text:list>
                      <text:list-item>
                        <text:p>eg., i in ('y','Y','yes') ... not in</text:p>
                      </text:list-item>
                    </text:list>
                  </text:list-item>
                  <text:list-item>
                    <text:p>Keyword is</text:p>
                    <text:list>
                      <text:list-item>
                        <text:p>eg., i is None ... is not</text:p>
                      </text:list-item>
                    </text:list>
                  </text:list-item>
                </text:list>
              </text:list-item>
              <text:list-item>
                <text:p>If</text:p>
                <text:list>
                  <text:list-item>
                    <text:p>If condition:</text:p>
                  </text:list-item>
                  <text:list-item>
                    <text:p>Space/tab statement</text:p>
                  </text:list-item>
                  <text:list-item>
                    <text:p>Leave blank to indicate end</text:p>
                    <text:list>
                      <text:list-item>
                        <text:p>The indentation for lines in same block must be same</text:p>
                      </text:list-item>
                    </text:list>
                  </text:list-item>
                  <text:list-item>
                    <text:p>Elif condition:</text:p>
                  </text:list-item>
                  <text:list-item>
                    <text:p>Else:</text:p>
                  </text:list-item>
                </text:list>
              </text:list-item>
              <text:list-item>
                <text:p>While</text:p>
                <text:list>
                  <text:list-item>
                    <text:p>While condition:</text:p>
                  </text:list-item>
                  <text:list-item>
                    <text:p>Same as i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onstruct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For</text:p>
                <text:list>
                  <text:list-item>
                    <text:p>For w in words:</text:p>
                  </text:list-item>
                  <text:list-item>
                    <text:p>Statements</text:p>
                  </text:list-item>
                  <text:list-item>
                    <text:p>For w in range(5):</text:p>
                    <text:list>
                      <text:list-item>
                        <text:p>Goes through 0,1,..,4</text:p>
                      </text:list-item>
                      <text:list-item>
                        <text:p>Range(-10,-100,-30) =&gt; -10, -10+(-30), -40+(-30), .. till &gt; -100</text:p>
                      </text:list-item>
                      <text:list-item>
                        <text:p>Range doesn't use space, it just iterates through the elements but isn't a list</text:p>
                        <text:list>
                          <text:list-item>
                            <text:p>Its called iterable</text:p>
                          </text:list-item>
                          <text:list-item>
                            <text:p>For statement is an iterator which iterates through the iterable</text:p>
                            <text:list>
                              <text:list-item>
                                <text:p>list(range(5)) creates a list having 0,1,..,4 – so list() is iterator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onstruct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Break -&gt; break the loop</text:p>
              </text:list-item>
              <text:list-item>
                <text:p>Continue -&gt; stop current and continue to next iteration</text:p>
              </text:list-item>
              <text:list-item>
                <text:p>Else statement after a loop</text:p>
                <text:list>
                  <text:list-item>
                    <text:p>Execute when loop exhausts but not if breaks</text:p>
                  </text:list-item>
                  <text:list-item>
                    <text:p>Syntax</text:p>
                    <text:list>
                      <text:list-item>
                        <text:p>Else:</text:p>
                        <text:list>
                          <text:list-item>
                            <text:p>statemen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3T1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Pass statement</text:p>
                <text:list>
                  <text:list-item>
                    <text:p>A dummy statement</text:p>
                  </text:list-item>
                  <text:list-item>
                    <text:p>Useful for busy waiting in loop, placeholder for function body, or minimal class definition</text:p>
                  </text:list-item>
                  <text:list-item>
                    <text:p>eg., while True: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Pas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l statement</text:p>
                <text:list>
                  <text:list-item>
                    <text:p>To delete elements from a list (doesn't return element unlike pop())</text:p>
                  </text:list-item>
                  <text:list-item>
                    <text:p>To delete a variable</text:p>
                  </text:list-item>
                  <text:list-item>
                    <text:p>eg., </text:p>
                    <text:list>
                      <text:list-item>
                        <text:p>del q[2:4]</text:p>
                      </text:list-item>
                      <text:list-item>
                        <text:p>del q[:] -&gt; just empties q</text:p>
                      </text:list-item>
                      <text:list-item>
                        <text:p>del q -&gt; completely removes q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Defining Clas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class ClassName:</text:p>
                <text:list>
                  <text:list-item>
                    <text:p>Stat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Defining Functio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def fun(args):</text:p>
                <text:list>
                  <text:list-item>
                    <text:p>“””docstring””” or '''docstring'''</text:p>
                    <text:list>
                      <text:list-item>
                        <text:p>Docstring is useful when certain softwares create auto documentation</text:p>
                      </text:list-item>
                    </text:list>
                  </text:list-item>
                  <text:list-item>
                    <text:p>Statements</text:p>
                  </text:list-item>
                  <text:list-item>
                    <text:p>return something/nothing or simply leave</text:p>
                    <text:list>
                      <text:list-item>
                        <text:p>If empty return or nothing, then function returns “None” ... this value is of no significance</text:p>
                      </text:list-item>
                    </text:list>
                  </text:list-item>
                </text:list>
              </text:list-item>
              <text:list-item>
                <text:p>Function has a specific datatype, so if we say functionName, it will return some value</text:p>
                <text:list>
                  <text:list-item>
                    <text:p>Also we can do f = fun ... then f is also function same as fun</text:p>
                  </text:list-item>
                </text:list>
              </text:list-item>
              <text:list-item>
                <text:p>Default Arguments</text:p>
                <text:list>
                  <text:list-item>
                    <text:p>eg., ask_ok(prompt, retries=4)</text:p>
                  </text:list-item>
                  <text:list-item>
                    <text:p>The default value</text:p>
                    <text:list>
                      <text:list-item>
                        <text:p>Is evaluated at the point of function definition</text:p>
                      </text:list-item>
                    </text:list>
                  </text:list-item>
                </text:list>
              </text:list-item>
              <text:list-item>
                <text:p>Is evaluated only once, so in case of mutable objects it will generally share the object between multiple calls like a static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list text:style-name="L1">
              <text:list-header>
                <text:p>Defining function</text:p>
              </text:list-header>
            </text:list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Keyword and Positional Arguments</text:p>
                <text:list>
                  <text:list-item>
                    <text:p>eg., parrot('a thousand', state='pushing up the daisies') <text:s/># 1 positional, 1 keyword</text:p>
                  </text:list-item>
                  <text:list-item>
                    <text:p>keyword arguments must be after positional arguments</text:p>
                  </text:list-item>
                </text:list>
              </text:list-item>
              <text:list-item>
                <text:p>Arbitrary arguments</text:p>
                <text:list>
                  <text:list-item>
                    <text:p>**name dictionary corresponds to keyword args</text:p>
                  </text:list-item>
                  <text:list-item>
                    <text:p>*name tuple corresponds to positional args</text:p>
                  </text:list-item>
                  <text:list-item>
                    <text:p>Any args after *name/ **name are keyword-only args</text:p>
                  </text:list-item>
                  <text:list-item>
                    <text:p>Useful when our arg list is in a variable and we can simply pass that variable as *list or **di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Lambda Expression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Keyword lambda</text:p>
              </text:list-item>
              <text:list-item>
                <text:p>To create small anonymous functions</text:p>
              </text:list-item>
              <text:list-item>
                <text:p>eg., lambda a, b: a+b</text:p>
              </text:list-item>
              <text:list-item>
                <text:p>syntactically restricted to a single expression</text:p>
              </text:list-item>
              <text:list-item>
                <text:p>lambda functions can reference variables from the containing scope</text:p>
              </text:list-item>
              <text:list-item>
                <text:p>https://docs.python.org/3/tutorial/controlflow.htm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Documentation String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Enclosed in “”” “””</text:p>
              </text:list-item>
              <text:list-item>
                <text:p>First line of a function -&gt; object's purpose (not name/type)</text:p>
              </text:list-item>
              <text:list-item>
                <text:p>Leave blank</text:p>
              </text:list-item>
              <text:list-item>
                <text:p>Object's calling conventions and side effects</text:p>
                <text:list>
                  <text:list-item>
                    <text:p>The indentation here is considered to be indentation for all next docstrings</text:p>
                  </text:list-item>
                </text:list>
              </text:list-item>
              <text:list-item>
                <text:p>To print</text:p>
                <text:list>
                  <text:list-item>
                    <text:p>print(functionName.__doc__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Function Annotation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Optional metadata info about types used by a function</text:p>
              </text:list-item>
              <text:list-item>
                <text:p>Stored in attribute : __annotations__</text:p>
              </text:list-item>
              <text:list-item>
                <text:p>eg., def f(ham: str, eggs: str = 'eggs') -&gt; str: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Including librari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To use pi value of math</text:p>
                <text:list>
                  <text:list-item>
                    <text:p>from math import 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Modul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cript : a file containing sequence of python statements which can be run when calling the interpreter</text:p>
              </text:list-item>
              <text:list-item>
                <text:p>Module: a file containing definitions with .py extension</text:p>
                <text:list>
                  <text:list-item>
                    <text:p>Can be used in a script or interactive interpreter instance by importing</text:p>
                    <text:list>
                      <text:list-item>
                        <text:p>eg., import moduleName</text:p>
                        <text:list>
                          <text:list-item>
                            <text:p>Then access its functions through moduleName.fun</text:p>
                          </text:list-item>
                        </text:list>
                      </text:list-item>
                      <text:list-item>
                        <text:p>eg., from moduleName import functionName/*</text:p>
                        <text:list>
                          <text:list-item>
                            <text:p>Imports all names except ones starting with _</text:p>
                          </text:list-item>
                        </text:list>
                      </text:list-item>
                      <text:list-item>
                        <text:p>eg., importlib.reload(moduleName)</text:p>
                        <text:list>
                          <text:list-item>
                            <text:p>To reload a modified module</text:p>
                          </text:list-item>
                        </text:list>
                      </text:list-item>
                    </text:list>
                  </text:list-item>
                  <text:list-item>
                    <text:p>Global variable of module has its name</text:p>
                    <text:list>
                      <text:list-item>
                        <text:p>ModuleName.__name__</text:p>
                      </text:list-item>
                    </text:list>
                  </text:list-item>
                  <text:list-item>
                    <text:p>If module has executable stmts, they are executed once when imported or when run as a script</text:p>
                  </text:list-item>
                  <text:list-item>
                    <text:p>Running the module as a script, the __name__ = “__main__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Modul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earching modules</text:p>
                <text:list>
                  <text:list-item>
                    <text:p>The sys.path has all the paths to search ... first entry is the diretory of current script or defalut current directory ... gets value from env variable PYTHONPATH</text:p>
                  </text:list-item>
                </text:list>
              </text:list-item>
              <text:list-item>
                <text:p>Compiled modules</text:p>
                <text:list>
                  <text:list-item>
                    <text:p>Cached under __pycache__ directory under the name module.version.pyc</text:p>
                  </text:list-item>
                  <text:list-item>
                    <text:p>https://docs.python.org/3/tutorial/modules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Standard Modul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ys module</text:p>
                <text:list>
                  <text:list-item>
                    <text:p>Import sys</text:p>
                  </text:list-item>
                  <text:list-item>
                    <text:p>Sys.argv[i]</text:p>
                    <text:list>
                      <text:list-item>
                        <text:p>Command line arguments</text:p>
                      </text:list-item>
                    </text:list>
                  </text:list-item>
                  <text:list-item>
                    <text:p>Sys.path</text:p>
                    <text:list>
                      <text:list-item>
                        <text:p>List of search path for modules</text:p>
                      </text:list-item>
                      <text:list-item>
                        <text:p>Sys.path.appen()</text:p>
                      </text:list-item>
                    </text:list>
                  </text:list-item>
                  <text:list-item>
                    <text:p>Sys.ps1/ps2</text:p>
                    <text:list>
                      <text:list-item>
                        <text:p>Primary and secondary prompt symbols</text:p>
                      </text:list-item>
                      <text:list-item>
                        <text:p>Sys.ps2 = '!'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Modul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Function dir()</text:p>
                <text:list>
                  <text:list-item>
                    <text:p>To display all the names defined by a module</text:p>
                  </text:list-item>
                  <text:list-item>
                    <text:p>dir(moduleName) or dir()</text:p>
                  </text:list-item>
                  <text:list-item>
                    <text:p>To see builtins,</text:p>
                    <text:list>
                      <text:list-item>
                        <text:p>Import builtins</text:p>
                      </text:list-item>
                      <text:list-item>
                        <text:p>dir(builtin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Packag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a way of structuring Python’s module namespace by using “dotted module names”</text:p>
              </text:list-item>
              <text:list-item>
                <text:p>When importing the package, Python searches through the directories on sys.path looking for the package subdirectory.</text:p>
              </text:list-item>
              <text:list-item>
                <text:p>The __init__.py files are required to make Python treat the directories as containing packages.</text:p>
                <text:list>
                  <text:list-item>
                    <text:p><text:span text:style-name="T2">can just be an empty file, but it can also execute initialization code for the package</text:span></text:p>
                  </text:list-item>
                  <text:list-item>
                    <text:p><text:span text:style-name="T2">Set __all__ variable to specify which subpackages to be loaded on import *</text:span></text:p>
                    <text:list>
                      <text:list-item>
                        <text:p><text:span text:style-name="T2">eg., __all__ = ["echo", "surround", "reverse"]</text:span></text:p>
                      </text:list-item>
                    </text:list>
                  </text:list-item>
                </text:list>
              </text:list-item>
              <text:list-item>
                <text:p><text:span text:style-name="T2">from package import item</text:span></text:p>
                <text:list>
                  <text:list-item>
                    <text:p><text:span text:style-name="T2">Item -&gt; a submodule (or subpackage) of the package, or some other name defined in the package, like a function, class or variable.</text:span></text:p>
                  </text:list-item>
                  <text:list-item>
                    <text:p><text:span text:style-name="T2">The import statement first tests whether the item is defined in the package; if not, it assumes it is a module and attempts to load it.</text:span></text:p>
                  </text:list-item>
                </text:list>
              </text:list-item>
              <text:list-item>
                <text:p><text:span text:style-name="T2">import item.subitem.subsubitem</text:span></text:p>
                <text:list>
                  <text:list-item>
                    <text:p><text:span text:style-name="T2">each item except for the last must be a package; the last item can be a module or a package but can’t be a class or function or variable defined in the previous item.</text:span></text:p>
                  </text:list-item>
                </text:list>
              </text:list-item>
              <text:list-item>
                <text:p><text:span text:style-name="T2">from package import *</text:span></text:p>
                <text:list>
                  <text:list-item>
                    <text:p><text:span text:style-name="T2">If __all__ is not defined</text:span></text:p>
                    <text:list>
                      <text:list-item>
                        <text:p><text:span text:style-name="T2">it only ensures that the package has been imported (possibly running any initialization code in __init__.py) and whatever names are defined in the package. This includes any names defined (and submodules explicitly loaded) by __init__.py. It also includes any submodules of the package that were explicitly loaded by previous import statement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Packag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<text:span text:style-name="T2">Intra package references</text:span></text:p>
                <text:list>
                  <text:list-item>
                    <text:p><text:span text:style-name="T2">Absolute path will work or use '.' or '..'</text:span></text:p>
                  </text:list-item>
                </text:list>
              </text:list-item>
              <text:list-item>
                <text:p><text:span text:style-name="T2">__path__</text:span></text:p>
                <text:list>
                  <text:list-item>
                    <text:p><text:span text:style-name="T2">Contains the directory having __init__.p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Input and Output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nput:</text:p>
                <text:list>
                  <text:list-item>
                    <text:p>X = input(optionalPromptMessage)</text:p>
                  </text:list-item>
                </text:list>
              </text:list-item>
              <text:list-item>
                <text:p>Output:</text:p>
                <text:list>
                  <text:list-item>
                    <text:p>Print()</text:p>
                  </text:list-item>
                  <text:list-item>
                    <text:p>O/p formatting</text:p>
                    <text:list>
                      <text:list-item>
                        <text:p>Str() or repr() to convert into string</text:p>
                        <text:list>
                          <text:list-item>
                            <text:p>Str() to generate human readable strings</text:p>
                          </text:list-item>
                          <text:list-item>
                            <text:p>Repr() to generate interpreter readable strings so include quotes “”</text:p>
                          </text:list-item>
                        </text:list>
                      </text:list-item>
                      <text:list-item>
                        <text:p>string.rjust(n)</text:p>
                        <text:list>
                          <text:list-item>
                            <text:p>right-justifies a string in a field of a given width by padding it with spaces on the left</text:p>
                          </text:list-item>
                          <text:list-item>
                            <text:p>Doesn't truncate long string</text:p>
                            <text:list>
                              <text:list-item>
                                <text:p>Use x.ljust(n)[:n] to truncate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String.zfill(n)</text:p>
                        <text:list>
                          <text:list-item>
                            <text:p>pads a numeric string on the left with zeros</text:p>
                          </text:list-item>
                          <text:list-item>
                            <text:p>It understands about plus and minus sign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Input and Output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list>
                  <text:list-item>
                    <text:p>O/p formatting</text:p>
                    <text:list>
                      <text:list-item>
                        <text:p>String.format()</text:p>
                        <text:list>
                          <text:list-item>
                            <text:p>print('We are the {} who say "{}!"'.format('knights', 'Ni'))</text:p>
                          </text:list-item>
                          <text:list-item>
                            <text:p>print('The story of {0}, {1}, and {other}.'.format('Bill', 'Manfred', other='Georg'))</text:p>
                          </text:list-item>
                          <text:list-item>
                            <text:p>print('The value of PI is approximately {!r}.'.format(math.pi))</text:p>
                            <text:list>
                              <text:list-item>
                                <text:p>'!a' (apply ascii())</text:p>
                              </text:list-item>
                              <text:list-item>
                                <text:p>'!s' (apply str())</text:p>
                              </text:list-item>
                              <text:list-item>
                                <text:p>'!r' (apply repr())</text:p>
                              </text:list-item>
                            </text:list>
                          </text:list-item>
                          <text:list-item>
                            <text:p>print('The value of PI is approximately {0:.3f}.'.format(math.pi))</text:p>
                            <text:list>
                              <text:list-item>
                                <text:p>For 3 number after .</text:p>
                              </text:list-item>
                            </text:list>
                          </text:list-item>
                          <text:list-item>
                            <text:p>print('{0:10} ==&gt; {1:10d}'.format(name, phone))</text:p>
                            <text:list>
                              <text:list-item>
                                <text:p>10 for left, 10d for right</text:p>
                              </text:list-item>
                            </text:list>
                          </text:list-item>
                          <text:list-item>
                            <text:p>table = {'Sjoerd': 4127, 'Jack': 4098, 'Dcab': 8637678}</text:p>
                            <text:list>
                              <text:list-item>
                                <text:p>print('Jack: {0[Jack]:d}; Sjoerd: {0[Sjoerd]:d}; 'Dcab: {0[Dcab]:d}'.format(table))</text:p>
                              </text:list-item>
                              <text:list-item>
                                <text:p>print('Jack: {Jack:d}; Sjoerd: {Sjoerd:d}; Dcab: {Dcab:d}'.format(**table))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print('The value of PI is approximately %5.3f.' % math.pi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File Operation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f = open('filename','mode')</text:p>
                <text:list>
                  <text:list-item>
                    <text:p>Mode = r,b(binary),w,r+(r&amp;w)</text:p>
                  </text:list-item>
                </text:list>
              </text:list-item>
              <text:list-item>
                <text:p>Variable f.closed</text:p>
              </text:list-item>
              <text:list-item>
                <text:p>With open('filename','mode') as f:</text:p>
                <text:list>
                  <text:list-item>
                    <text:p>Block</text:p>
                  </text:list-item>
                  <text:list-item>
                    <text:p>Automatically closes at end</text:p>
                  </text:list-item>
                </text:list>
              </text:list-item>
              <text:list-item>
                <text:p>f.close()</text:p>
              </text:list-item>
              <text:list-item>
                <text:p>f.read(), f.readline()</text:p>
              </text:list-item>
              <text:list-item>
                <text:p>f.write()</text:p>
              </text:list-item>
              <text:list-item>
                <text:p>f.tell()</text:p>
              </text:list-item>
              <text:list-item>
                <text:p>f.seek(offset,from)</text:p>
                <text:list>
                  <text:list-item>
                    <text:p>From = 0(beg), 1(current), 2(end)</text:p>
                  </text:list-item>
                </text:list>
              </text:list-item>
              <text:list-item>
                <text:p>For line in f: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3T1">
        <draw:frame presentation:style-name="pr6" draw:layer="layout" svg:width="20cm" svg:height="2cm" svg:x="1.4cm" svg:y="1.6cm" presentation:class="title" presentation:user-transformed="true">
          <draw:text-box>
            <text:p>jso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mport json</text:p>
              </text:list-item>
              <text:list-item>
                <text:p>X = json.dumps(list)</text:p>
                <text:list>
                  <text:list-item>
                    <text:p>Convert to json</text:p>
                  </text:list-item>
                </text:list>
              </text:list-item>
              <text:list-item>
                <text:p>Json.dump(x,f)</text:p>
                <text:list>
                  <text:list-item>
                    <text:p>Convert x to json to file object f</text:p>
                  </text:list-item>
                </text:list>
              </text:list-item>
              <text:list-item>
                <text:p>X = json.load(f)</text:p>
                <text:list>
                  <text:list-item>
                    <text:p>Load text file as 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Error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yntax Errors</text:p>
              </text:list-item>
              <text:list-item>
                <text:p>Exceptions : errors during execution</text:p>
                <text:list>
                  <text:list-item>
                    <text:p>eg., ZeroDivisionError, NameError and TypeErr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Exceptions</text:p>
          </draw:text-box>
        </draw:frame>
        <draw:frame presentation:style-name="pr7" draw:layer="layout" svg:width="25.2cm" svg:height="14.6cm" svg:x="1.4cm" svg:y="5cm" presentation:class="outline" presentation:user-transformed="true">
          <draw:text-box>
            <text:list text:style-name="L2">
              <text:list-item>
                <text:p>try:</text:p>
                <text:list>
                  <text:list-item>
                    <text:p>Just like try in otehr languages</text:p>
                  </text:list-item>
                </text:list>
              </text:list-item>
              <text:list-item>
                <text:p>except optionalExceptionname as optionalAliasName:</text:p>
                <text:list>
                  <text:list-item>
                    <text:p>Executed when specifies exception occurs and skips try block</text:p>
                  </text:list-item>
                  <text:list-item>
                    <text:p>Wildcard except : only except</text:p>
                  </text:list-item>
                </text:list>
              </text:list-item>
              <text:list-item>
                <text:p>else:</text:p>
                <text:list>
                  <text:list-item>
                    <text:p>Executes when try doesn't raise exception</text:p>
                  </text:list-item>
                </text:list>
              </text:list-item>
              <text:list-item>
                <text:p>finally:</text:p>
                <text:list>
                  <text:list-item>
                    <text:p>Executes anyways</text:p>
                  </text:list-item>
                  <text:list-item>
                    <text:p>If an exception is unhandled, then reraises the exception after executing finally block</text:p>
                  </text:list-item>
                  <text:list-item>
                    <text:p>Useful for clean up actions</text:p>
                  </text:list-item>
                </text:list>
              </text:list-item>
              <text:list-item>
                <text:p>raise optionalExceptionName:</text:p>
                <text:list>
                  <text:list-item>
                    <text:p>Only raise, reraises an exception</text:p>
                  </text:list-item>
                  <text:list-item>
                    <text:p>2 syntax : </text:p>
                    <text:list>
                      <text:list-item>
                        <text:p>raise Class</text:p>
                      </text:list-item>
                      <text:list-item>
                        <text:p>raise Insta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Exception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We can provide argument list to exception</text:p>
                <text:list>
                  <text:list-item>
                    <text:p>eg., raise Exception('arg1')</text:p>
                  </text:list-item>
                  <text:list-item>
                    <text:p>Accessible by exceptionInstance.args or simply exceptionInstance</text:p>
                    <text:list>
                      <text:list-item>
                        <text:p>As its __str__() method returns that</text:p>
                      </text:list-item>
                    </text:list>
                  </text:list-item>
                </text:list>
              </text:list-item>
              <text:list-item>
                <text:p>Sys.exc_info()</text:p>
                <text:list>
                  <text:list-item>
                    <text:p>gives (type, value, traceback) of current exception being handled</text:p>
                  </text:list-item>
                  <text:list-item>
                    <text:p>Sys.exc_clear() clears the info</text:p>
                  </text:list-item>
                </text:list>
              </text:list-item>
              <text:list-item>
                <text:p>User defined exceptions:</text:p>
                <text:list>
                  <text:list-item>
                    <text:p>We can create own exceptions by creating subclass of Exception</text:p>
                  </text:list-item>
                  <text:list-item>
                    <text:p>Override the __init__() and __str__() methods</text:p>
                  </text:list-item>
                  <text:list-item>
                    <text:p>A class in an except clause is compatible with an exception if it is the same class or a base class thereo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lass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Multiple inheritance</text:p>
              </text:list-item>
              <text:list-item>
                <text:p>Classes are created at runtime</text:p>
              </text:list-item>
              <text:list-item>
                <text:p>Default</text:p>
                <text:list>
                  <text:list-item>
                    <text:p>Members : public</text:p>
                  </text:list-item>
                  <text:list-item>
                    <text:p>Functions : virtual</text:p>
                  </text:list-item>
                </text:list>
              </text:list-item>
              <text:list-item>
                <text:p>Can extend base types too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lass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Namespace</text:p>
                <text:list>
                  <text:list-item>
                    <text:p>A mapping from names to objects.</text:p>
                  </text:list-item>
                  <text:list-item>
                    <text:p>ModuleName.__dict__ </text:p>
                    <text:list>
                      <text:list-item>
                        <text:p>gives the namespace of the module</text:p>
                      </text:list-item>
                    </text:list>
                  </text:list-item>
                </text:list>
              </text:list-item>
              <text:list-item>
                <text:p>Scope</text:p>
                <text:list>
                  <text:list-item>
                    <text:p>A textual region of a Python program where a namespace is directly accessible.</text:p>
                  </text:list-item>
                  <text:list-item>
                    <text:p>Minimum 3 scopes at a timeAt any time during execution, there are at least three nested scopes whose namespaces are directly accessible</text:p>
                    <text:list>
                      <text:list-item>
                        <text:p>Innermost (local)</text:p>
                      </text:list-item>
                      <text:list-item>
                        <text:p>Next-to-last (global)</text:p>
                      </text:list-item>
                      <text:list-item>
                        <text:p>Outermost (builtins)</text:p>
                      </text:list-item>
                    </text:list>
                  </text:list-item>
                  <text:list-item>
                    <text:p>Two specifiers to access nonlocal/global variables</text:p>
                    <text:list>
                      <text:list-item>
                        <text:p>nonlocal varName -&gt; indicate it exists in enclosing scope</text:p>
                      </text:list-item>
                      <text:list-item>
                        <text:p>global varName -&gt; indicate it exists in global scop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lass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Namespace</text:p>
                <text:list>
                  <text:list-item>
                    <text:p>A mapping from names to objects.</text:p>
                  </text:list-item>
                </text:list>
              </text:list-item>
              <text:list-item>
                <text:p>Scope</text:p>
                <text:list>
                  <text:list-item>
                    <text:p>A textual region of a Python program where a namespace is directly accessible.</text:p>
                  </text:list-item>
                  <text:list-item>
                    <text:p>Minimum 3 scopes at a timeAt any time during execution, there are at least three nested scopes whose namespaces are directly accessible</text:p>
                    <text:list>
                      <text:list-item>
                        <text:p>Innermost (local)</text:p>
                      </text:list-item>
                      <text:list-item>
                        <text:p>Next-to-last (global)</text:p>
                      </text:list-item>
                      <text:list-item>
                        <text:p>Outermost (builtins)</text:p>
                      </text:list-item>
                    </text:list>
                  </text:list-item>
                  <text:list-item>
                    <text:p>Two specifiers to access nonlocal/global variables</text:p>
                    <text:list>
                      <text:list-item>
                        <text:p>nonlocal varName -&gt; indicate it exists in enclosing scope</text:p>
                      </text:list-item>
                      <text:list-item>
                        <text:p>global varName -&gt; indicate it exists in global scop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lasse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Definiton:</text:p>
                <text:list>
                  <text:list-item>
                    <text:p>Class className(BaseClass1,baseClass2,...):</text:p>
                    <text:list>
                      <text:list-item>
                        <text:p>Docstring accessible by __doc__</text:p>
                      </text:list-item>
                      <text:list-item>
                        <text:p>Statements</text:p>
                      </text:list-item>
                    </text:list>
                  </text:list-item>
                  <text:list-item>
                    <text:p>Class object is created</text:p>
                    <text:list>
                      <text:list-item>
                        <text:p>Attribute references</text:p>
                      </text:list-item>
                      <text:list-item>
                        <text:p>Class instantiation</text:p>
                      </text:list-item>
                    </text:list>
                  </text:list-item>
                </text:list>
              </text:list-item>
              <text:list-item>
                <text:p>Class instantiation</text:p>
                <text:list>
                  <text:list-item>
                    <text:p>eg., obj = ClassName()</text:p>
                  </text:list-item>
                  <text:list-item>
                    <text:p>Constructor </text:p>
                    <text:list>
                      <text:list-item>
                        <text:p>__init__(self,arglist) method</text:p>
                      </text:list-item>
                    </text:list>
                  </text:list-item>
                  <text:list-item>
                    <text:p>toString()</text:p>
                    <text:list>
                      <text:list-item>
                        <text:p>__str__(self) method</text:p>
                      </text:list-item>
                    </text:list>
                  </text:list-item>
                </text:list>
              </text:list-item>
              <text:list-item>
                <text:p>Instance Objects</text:p>
                <text:list>
                  <text:list-item>
                    <text:p>Attribute references</text:p>
                    <text:list>
                      <text:list-item>
                        <text:p>Data attributes</text:p>
                      </text:list-item>
                      <text:list-item>
                        <text:p>Methods</text:p>
                      </text:list-item>
                    </text:list>
                  </text:list-item>
                </text:list>
              </text:list-item>
              <text:list-item>
                <text:p>Method/function object</text:p>
                <text:list>
                  <text:list-item>
                    <text:p>Method object -&gt; instance.fun()</text:p>
                    <text:list>
                      <text:list-item>
                        <text:p>Function object + instance object</text:p>
                      </text:list-item>
                    </text:list>
                  </text:list-item>
                  <text:list-item>
                    <text:p>Function object -&gt; className.fun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lasse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Class variables and Instance Variables</text:p>
                <text:list>
                  <text:list-item>
                    <text:p>Instance : self.var</text:p>
                  </text:list-item>
                </text:list>
              </text:list-item>
              <text:list-item>
                <text:p>To know class</text:p>
                <text:list>
                  <text:list-item>
                    <text:p>Obj.__class__</text:p>
                  </text:list-item>
                </text:list>
              </text:list-item>
              <text:list-item>
                <text:p>Built-in functions</text:p>
                <text:list>
                  <text:list-item>
                    <text:p>isinstance(obj,className)</text:p>
                  </text:list-item>
                  <text:list-item>
                    <text:p>issubclass(derivedclass,baseclass)</text:p>
                  </text:list-item>
                </text:list>
              </text:list-item>
              <text:list-item>
                <text:p>super(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lasse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Private variables</text:p>
                <text:list>
                  <text:list-item>
                    <text:p>No such facility in Python</text:p>
                  </text:list-item>
                  <text:list-item>
                    <text:p>But a convention to name them as _name</text:p>
                  </text:list-item>
                  <text:list-item>
                    <text:p>Name mangling</text:p>
                    <text:list>
                      <text:list-item>
                        <text:p>Any identifier of the form __spam (at least two leading underscores, at most one trailing underscore) is textually replaced with _classname__spam, where classname is the current class name with leading underscore(s) stripped. </text:p>
                      </text:list-item>
                      <text:list-item>
                        <text:p>eg.,</text:p>
                        <text:list>
                          <text:list-item>
                            <text:p>class Mapping:</text:p>
                          </text:list-item>
                          <text:list-item>
                            <text:p><text:s text:c="4"/>def __init__(self, iterable):</text:p>
                          </text:list-item>
                          <text:list-item>
                            <text:p><text:s text:c="8"/>self.items_list = []</text:p>
                          </text:list-item>
                          <text:list-item>
                            <text:p><text:s text:c="8"/>self.__update(iterable)</text:p>
                          </text:list-item>
                          <text:list-item>
                            <text:p/>
                          </text:list-item>
                          <text:list-item>
                            <text:p><text:s text:c="4"/>def update(self, iterable):</text:p>
                          </text:list-item>
                          <text:list-item>
                            <text:p><text:s text:c="8"/>for item in iterable:</text:p>
                          </text:list-item>
                          <text:list-item>
                            <text:p><text:s text:c="12"/>self.items_list.append(item)</text:p>
                          </text:list-item>
                          <text:list-item>
                            <text:p/>
                          </text:list-item>
                          <text:list-item>
                            <text:p><text:s text:c="4"/>__update = update <text:s text:c="2"/># private copy of original update() method</text:p>
                          </text:list-item>
                          <text:list-item>
                            <text:p/>
                          </text:list-item>
                          <text:list-item>
                            <text:p>class MappingSubclass(Mapping):</text:p>
                          </text:list-item>
                          <text:list-item>
                            <text:p/>
                          </text:list-item>
                          <text:list-item>
                            <text:p><text:s text:c="4"/>def update(self, keys, values):</text:p>
                          </text:list-item>
                          <text:list-item>
                            <text:p><text:s text:c="8"/># provides new signature for update()</text:p>
                          </text:list-item>
                          <text:list-item>
                            <text:p><text:s text:c="8"/># but does not break __init__()</text:p>
                          </text:list-item>
                          <text:list-item>
                            <text:p><text:s text:c="8"/>for item in zip(keys, values):</text:p>
                          </text:list-item>
                          <text:list-item>
                            <text:p><text:s text:c="12"/>self.items_list.append(item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lasse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Instance method objects have attributes, too: </text:p>
                <text:list>
                  <text:list-item>
                    <text:p>m.__self__ is the instance object with the method m()</text:p>
                  </text:list-item>
                  <text:list-item>
                    <text:p>m.__func__ is the function object corresponding to the metho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Iterator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for element in [1, 2, 3]:</text:p>
                <text:list>
                  <text:list-item>
                    <text:p><text:s text:c="4"/>print(element)</text:p>
                  </text:list-item>
                </text:list>
              </text:list-item>
              <text:list-item>
                <text:p>Working :</text:p>
                <text:list>
                  <text:list-item>
                    <text:p>for statement calls iter() on the container object</text:p>
                  </text:list-item>
                  <text:list-item>
                    <text:p>The function returns an iterator object that defines the method __next__() which accesses elements in the container one at a time.</text:p>
                  </text:list-item>
                  <text:list-item>
                    <text:p>When there are no more elements, __next__() raises a StopIteration exception which tells the for loop to terminate. </text:p>
                  </text:list-item>
                  <text:list-item>
                    <text:p>You can call the __next__() method using the next() built-in fun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Iterator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for element in [1, 2, 3]:</text:p>
                <text:list>
                  <text:list-item>
                    <text:p><text:s text:c="4"/>print(element)</text:p>
                  </text:list-item>
                </text:list>
              </text:list-item>
              <text:list-item>
                <text:p>Working :</text:p>
                <text:list>
                  <text:list-item>
                    <text:p>for statement calls iter() on the container object</text:p>
                    <text:list>
                      <text:list-item>
                        <text:p>eg., iterator = iter(listname)</text:p>
                      </text:list-item>
                    </text:list>
                  </text:list-item>
                  <text:list-item>
                    <text:p>The function returns an iterator object that defines the method __next__() which accesses elements in the container one at a time.</text:p>
                  </text:list-item>
                  <text:list-item>
                    <text:p>When there are no more elements, __next__() raises a StopIteration exception which tells the for loop to terminate. </text:p>
                  </text:list-item>
                  <text:list-item>
                    <text:p>You can call the __next__() method using the next() built-in function</text:p>
                    <text:list>
                      <text:list-item>
                        <text:p>eg., next(iterator)</text:p>
                      </text:list-item>
                    </text:list>
                  </text:list-item>
                </text:list>
              </text:list-item>
              <text:list-item>
                <text:p>To create an iterator, we need to override theses two methods in our clas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Generator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def reverse(data):</text:p>
              </text:list-item>
              <text:list-item>
                <text:p><text:s text:c="4"/>for index in range(len(data)-1, -1, -1):</text:p>
              </text:list-item>
              <text:list-item>
                <text:p><text:s text:c="8"/>yield data[index]</text:p>
                <text:list>
                  <text:list-item>
                    <text:p>Uses yield to return some data</text:p>
                  </text:list-item>
                </text:list>
              </text:list-item>
              <text:list-item>
                <text:p>for char in reverse('golf'):</text:p>
              </text:list-item>
              <text:list-item>
                <text:p>... <text:s text:c="4"/>print(char)</text:p>
              </text:list-item>
              <text:list-item>
                <text:p/>
              </text:list-item>
              <text:list-item>
                <text:p>Generator expressions</text:p>
                <text:list>
                  <text:list-item>
                    <text:p>Same as list comprehension but with () parentheses</text:p>
                  </text:list-item>
                  <text:list-item>
                    <text:p>eg., sum(x*y for x,y in zip(xvec, yvec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Inspiration" presentation:presentation-page-layout-name="AL2T32">
        <draw:frame presentation:style-name="pr4" draw:layer="layout" svg:width="20cm" svg:height="9.274cm" svg:x="1.4cm" svg:y="1.6cm" presentation:class="subtitle">
          <draw:text-box>
            <text:p>Virtual Environments</text:p>
            <text:p><text:span text:style-name="T3">http://docs.python-guide.org/en/latest/dev/virtualenvs/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virtualenv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Pip install virtualenv</text:p>
              </text:list-item>
              <text:list-item>
                <text:p>Cd projectfolder</text:p>
              </text:list-item>
              <text:list-item>
                <text:p>Virtualenv venv</text:p>
              </text:list-item>
              <text:list-item>
                <text:p>virtualenv -p /usr/bin/python2.7 venv</text:p>
              </text:list-item>
              <text:list-item>
                <text:p>source venv/bin/activate</text:p>
              </text:list-item>
              <text:list-item>
                <text:p>Deactivat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To maintain current state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Pip freeze &gt; requirements.txt</text:p>
              </text:list-item>
              <text:list-item>
                <text:p>Pip install -r requirements.tx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virtualenvwrapper</text:p>
          </draw:text-box>
        </draw:frame>
        <draw:frame presentation:style-name="pr7" draw:layer="layout" svg:width="25.2cm" svg:height="15.6cm" svg:x="1.4cm" svg:y="4.4cm" presentation:class="outline" presentation:user-transformed="true">
          <draw:text-box>
            <text:list text:style-name="L2">
              <text:list-item>
                <text:p>Has useful commands for virtualenv setup</text:p>
              </text:list-item>
              <text:list-item>
                <text:p>Pip install virtualenvwrapper</text:p>
              </text:list-item>
              <text:list-item>
                <text:p>Export WORKON_HOME=~/Envs</text:p>
                <text:list>
                  <text:list-item>
                    <text:p>Stores all the venv</text:p>
                  </text:list-item>
                </text:list>
              </text:list-item>
              <text:list-item>
                <text:p>source /usr/local/bin/virtualenvwrapper.sh</text:p>
              </text:list-item>
              <text:list-item>
                <text:p>Method1</text:p>
                <text:list>
                  <text:list-item>
                    <text:p>Mkvirtualenv venv</text:p>
                  </text:list-item>
                  <text:list-item>
                    <text:p>Workon venv</text:p>
                  </text:list-item>
                </text:list>
              </text:list-item>
              <text:list-item>
                <text:p>Method2</text:p>
                <text:list>
                  <text:list-item>
                    <text:p>Export PROJECT_HOME=projectsDirectory</text:p>
                  </text:list-item>
                  <text:list-item>
                    <text:p>Mkproject myproject</text:p>
                  </text:list-item>
                  <text:list-item>
                    <text:p>Workon myproject</text:p>
                  </text:list-item>
                </text:list>
              </text:list-item>
              <text:list-item>
                <text:p>Deactivate</text:p>
              </text:list-item>
              <text:list-item>
                <text:p>Rmvirtualenv venv</text:p>
              </text:list-item>
              <text:list-item>
                <text:p>Lsvirtualenv</text:p>
              </text:list-item>
              <text:list-item>
                <text:p>Cdvirtualenv</text:p>
              </text:list-item>
              <text:list-item>
                <text:p>Lssitepackages</text:p>
              </text:list-item>
              <text:list-item>
                <text:p>cdsitepackag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Inspiration" presentation:presentation-page-layout-name="AL2T32">
        <draw:frame presentation:style-name="pr4" draw:layer="layout" svg:width="20cm" svg:height="10.044cm" svg:x="1.8cm" svg:y="6.347cm" presentation:class="subtitle" presentation:user-transformed="true">
          <draw:text-box>
            <text:p><text:span text:style-name="T4">Django</text:span></text:p>
            <text:p><text:span text:style-name="T4"/></text:p>
            <text:p><text:span text:style-name="T5">Django tutorial (django-polls app):</text:span></text:p>
            <text:p><text:span text:style-name="T6">https://docs.djangoproject.com/en/1.9/intro/tutorial01/</text:span></text:p>
            <text:p/>
            <text:p><text:span text:style-name="T5">Django complete reference:</text:span></text:p>
            <text:p><text:span text:style-name="T6">https://docs.djangoproject.com/en/1.9/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4:12:38.937595899</meta:creation-date>
    <dc:date>2016-02-02T17:34:28.617363160</dc:date>
    <meta:editing-duration>PT15H26M42S</meta:editing-duration>
    <meta:editing-cycles>288</meta:editing-cycles>
    <meta:generator>LibreOffice/4.2.8.2$Linux_X86_64 LibreOffice_project/420m0$Build-2</meta:generator>
    <meta:document-statistic meta:object-count="270"/>
  </office:meta>
</office:document-meta>
</file>